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s" fo:country="ES" style:text-underline-style="solid" style:text-underline-width="auto" style:text-underline-color="font-color" fo:font-weight="bold" officeooo:rsid="0014037f" officeooo:paragraph-rsid="0014037f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es" fo:country="ES" style:text-underline-style="solid" style:text-underline-width="auto" style:text-underline-color="font-color" fo:font-weight="normal" officeooo:rsid="0014037f" officeooo:paragraph-rsid="0014037f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es" fo:country="ES" fo:font-style="italic" style:text-underline-style="solid" style:text-underline-width="auto" style:text-underline-color="font-color" fo:font-weight="normal" officeooo:rsid="0014037f" officeooo:paragraph-rsid="0014037f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es" fo:country="ES" officeooo:paragraph-rsid="0014037f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language="es" fo:country="ES" officeooo:paragraph-rsid="0014037f"/>
    </style:style>
    <style:style style:name="P6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language="es" fo:country="ES" officeooo:paragraph-rsid="0014037f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language="es" fo:country="ES" officeooo:rsid="0014037f" officeooo:paragraph-rsid="0014037f"/>
    </style:style>
    <style:style style:name="P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language="es" fo:country="ES" officeooo:rsid="0014037f" officeooo:paragraph-rsid="0014037f"/>
    </style:style>
    <style:style style:name="P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language="es" fo:country="ES" officeooo:rsid="00146a45" officeooo:paragraph-rsid="00146a45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es" fo:country="ES" officeooo:rsid="00146a45" officeooo:paragraph-rsid="00146a45"/>
    </style:style>
    <style:style style:name="P11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language="es" fo:country="ES" officeooo:rsid="00146a45" officeooo:paragraph-rsid="00146a45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14037f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146a45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56d2c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68a4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ácti<text:span text:style-name="T6">c</text:span>o <text:line-break/>Requisitos Normativos</text:p>
      <text:list xml:id="list3420001332" text:style-name="L1">
        <text:list-header>
          <text:p text:style-name="P2"><text:span text:style-name="T1"/></text:p>
        </text:list-header>
        <text:list-item>
          <text:p text:style-name="P2"><text:span text:style-name="T1">¿Cuál es la norma sobre la cual se basan los requisitos de diseño?</text:span></text:p>
        </text:list-item>
        <text:list-item>
          <text:p text:style-name="P3"><text:span text:style-name="T1">¿Los requisitos que imponen el cumplimiento de esta norma, son de seguridad o de eficacia?</text:span></text:p>
        </text:list-item>
        <text:list-item>
          <text:p text:style-name="P3"><text:span text:style-name="T1">¿Se puede dar respuesta a estos requerimientos implementando únicamente filtros digitales?</text:span></text:p>
          <text:p text:style-name="P4"><text:span text:style-name="T3"/></text:p>
        </text:list-item>
      </text:list>
      <text:p text:style-name="P6"><text:span text:style-name="T3">1) La norma sobre la cuel se basan los requisitos de diseño es la IEC60601-3-02.</text:span></text:p>
      <text:list xml:id="list231044361170197" text:continue-numbering="true" text:style-name="L1">
        <text:list-header>
          <text:p text:style-name="P5"><text:span text:style-name="T3"/></text:p>
        </text:list-header>
      </text:list>
      <text:p text:style-name="P7"><text:span text:style-name="T2">2) Al leer el articulo se entiende que </text:span><text:span text:style-name="T4">los </text:span><text:span text:style-name="T2">requisitos impuestos por la norma son más de eficiencia que de seguridad. </text:span><text:span text:style-name="T4">Estos requisitos o por lo menos los mencionados en el paper son:</text:span></text:p>
      <text:p text:style-name="P8"><text:span text:style-name="T4"/></text:p>
      <text:list xml:id="list519223132" text:style-name="L3">
        <text:list-item>
          <text:p text:style-name="P9"><text:span text:style-name="T2">Exigencias sobre la sensibilidad.</text:span></text:p>
        </text:list-item>
        <text:list-item>
          <text:p text:style-name="P9"><text:span text:style-name="T2">Reducción de los efectos de señales no deseadas.</text:span></text:p>
        </text:list-item>
        <text:list-item>
          <text:p text:style-name="P9"><text:span text:style-name="T2">Distorsión de las señales registradas.</text:span></text:p>
        </text:list-item>
      </text:list>
      <text:p text:style-name="P10"><text:span text:style-name="T2"/></text:p>
      <text:p text:style-name="P11"><text:span text:style-name="T2">3) Durante la lectura del articulo en ningún momento se realiza mención de <text:s/>filtros digitales. Siguiendo el concepto de procesamiento de señales y como se esta hablando de una etapa de acondicionamiento de la señal y no de digitalización </text:span><text:span text:style-name="T5">de las misma</text:span><text:span text:style-name="T2">, me atrevo a decir que la utilización de filtros digitales no </text:span><text:span text:style-name="T5">es la adecuada para esta etapa. Aun así la implementación de filtros digitales podrían cumplir perfectamente los requerimientos de la norma debido a que las exigencias de los filtros parecen ser bastante estrictas para los analógicos y esto produce que en ciertos casos no se hable de un filtro de primer orden de Butterwrort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22:33:23.675828180</meta:creation-date>
    <dc:date>2022-04-05T23:10:43.715513969</dc:date>
    <meta:editing-duration>PT4M46S</meta:editing-duration>
    <meta:editing-cycles>2</meta:editing-cycles>
    <meta:generator>LibreOffice/7.2.0.4$Linux_X86_64 LibreOffice_project/9a9c6381e3f7a62afc1329bd359cc48accb6435b</meta:generator>
    <meta:document-statistic meta:table-count="0" meta:image-count="0" meta:object-count="0" meta:page-count="1" meta:paragraph-count="10" meta:word-count="221" meta:character-count="1314" meta:non-whitespace-character-count="1107"/>
  </office:meta>
</office:document-meta>
</file>